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4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5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 Bob Approach to Russian Diplomacy</text:p>
      <text:p text:style-name="P10"><text:span text:style-name="T3">Or</text:span> </text:p>
      <text:p text:style-name="P10">A MoSCoW Analysis</text:p>
      <text:p text:style-name="P9">Or</text:p>
      <text:p text:style-name="P10">Those things that we Must, Should, Could and Won’t do</text:p>
      <text:p text:style-name="P2">Michael Lissner and Longhao Wang under the advisement of Brian Carver</text:p>
      <text:p text:style-name="P7">2010-01-13</text:p>
      <text:p text:style-name="Standard"/>
      <text:p text:style-name="Standard"/>
      <text:p text:style-name="P8">The overall design of the current awareness project is as follows:</text:p>
      <text:list xml:id="list815347367" text:style-name="L1">
        <text:list-item>
          <text:p text:style-name="P1"><text:span text:style-name="T1">The system MUST scrape the 13 Federal Circuit Courts on a daily basis, pull any new cases from the websites, convert whatever is found into plain text, and then dump that information into a database.</text:span></text:p>
          <text:list>
            <text:list-item>
              <text:p text:style-name="P1"><text:span text:style-name="T1">Scrapers SHOULD have an alert mechanism that notifies the admins if something goes wrong in the scraping process.</text:span></text:p>
            </text:list-item>
          </text:list>
        </text:list-item>
        <text:list-item>
          <text:p text:style-name="P1"><text:span text:style-name="T1">The information in the database MUST be parsed so that the following fields are identified and placed in the database: case name and number, judge(s), outcome of case (granted, denied, remanded, etc.), date of case.</text:span></text:p>
        </text:list-item>
        <text:list-item>
          <text:p text:style-name="P1"><text:span text:style-name="T1">The system MUST allow users to create a profile including: their name, email address, username, password, any alerts they create, etc.</text:span></text:p>
        </text:list-item>
        <text:list-item>
          <text:p text:style-name="P1"><text:span text:style-name="T1">The system MUST use the above profile to allow users to create alerts with the following features:</text:span></text:p>
          <text:list>
            <text:list-item>
              <text:list>
                <text:list-item>
                  <text:p text:style-name="P1"><text:span text:style-name="T1">Alerts MUST go out once a day if there is a hit for that query</text:span></text:p>
                  <text:list>
                    <text:list-item>
                      <text:p text:style-name="P1"><text:span text:style-name="T1">The rate of alerts COULD be configurable (weekly, monthly, as-it-happens?)</text:span></text:p>
                    </text:list-item>
                  </text:list>
                </text:list-item>
                <text:list-item>
                  <text:p text:style-name="P1"><text:span text:style-name="T1">Alerts MUST support basic connectors in order to form queries such as: “(communism or marxism) -lenin”</text:span></text:p>
                </text:list-item>
                <text:list-item>
                  <text:p text:style-name="P1"><text:span text:style-name="T1">Alerts SHOULD allow people to choose to be notified if there is no hit for that day.</text:span></text:p>
                </text:list-item>
                <text:list-item>
                  <text:p text:style-name="P1"><text:span text:style-name="T1">RSS/Atom feeds and associated web pages SHOULD be created for each alert query.</text:span></text:p>
                </text:list-item>
                <text:list-item>
                  <text:p text:style-name="P1"><text:span text:style-name="T1">Alerts SHOULD a</text:span><text:span text:style-name="T2">llow users to designate whether a keyword alert is private or public (TO DISCUSS).</text:span></text:p>
                </text:list-item>
              </text:list>
            </text:list-item>
          </text:list>
        </text:list-item>
        <text:list-item>
          <text:p text:style-name="P1"><text:span text:style-name="T2">The system MUST use stemming and associated search techniques to allow some sloppiness in queries (e.g. runners = = runner)</text:span></text:p>
        </text:list-item>
      </text:list>
      <text:p text:style-name="Standard"/>
      <text:p text:style-name="Standard"/>
      <text:p text:style-name="P8">Could – <text:span text:style-name="T1">These are the things that the finished project can do, but which we may not get to immediately.</text:span></text:p>
      <text:list xml:id="list1047127743" text:style-name="L4">
        <text:list-item>
          <text:p text:style-name="P5"><text:span text:style-name="T1">The system could allow users to see popular queries of other users to use as starting/ending points in their query.</text:span></text:p>
        </text:list-item>
        <text:list-item>
          <text:p text:style-name="P5"><text:soft-page-break/><text:span text:style-name="T1">The system could recommend certain queries when other queries are provided (for example, I type in copyright, it recommends a query for all IP law). I.e. a thesaurus function.</text:span></text:p>
        </text:list-item>
        <text:list-item>
          <text:p text:style-name="P5"><text:span text:style-name="T1">The system could also pull from the Federal Register, additional courts or legislative databases.</text:span></text:p>
        </text:list-item>
      </text:list>
      <text:p text:style-name="Standard"/>
      <text:p text:style-name="Standard"/>
      <text:p text:style-name="P8">Won’t – <text:span text:style-name="T1">These are things that the project simply won’t do, for whatever reason.</text:span></text:p>
      <text:list xml:id="list426238971" text:style-name="L5">
        <text:list-item>
          <text:p text:style-name="P6"><text:span text:style-name="T1">NLP beyond the parsing mentioned above</text:span></text:p>
        </text:list-item>
        <text:list-item>
          <text:p text:style-name="P6"><text:span text:style-name="T1">Automated categorization of cases</text:span></text:p>
        </text:list-item>
      </text:list>
      <text:p text:style-name="P8"><text:span text:style-name="T1"/></text:p>
      <text:p text:style-name="P8"><text:span text:style-name="T1"/></text:p>
      <text:p text:style-name="P8">Technologies</text:p>
      <text:list xml:id="list1706455728" text:style-name="L3">
        <text:list-item>
          <text:p text:style-name="P3">Frontend:</text:p>
          <text:list>
            <text:list-item>
              <text:p text:style-name="P3">Apache 2, Python, Django</text:p>
            </text:list-item>
          </text:list>
        </text:list-item>
        <text:list-item>
          <text:p text:style-name="P3">Scraping:</text:p>
          <text:list>
            <text:list-item>
              <text:p text:style-name="P3">Java</text:p>
            </text:list-item>
          </text:list>
        </text:list-item>
        <text:list-item>
          <text:p text:style-name="P3">Database:</text:p>
          <text:list>
            <text:list-item>
              <text:p text:style-name="P3">MySQL</text:p>
            </text:list-item>
          </text:list>
        </text:list-item>
        <text:list-item>
          <text:p text:style-name="P3">Code and bug hosting:</text:p>
          <text:list>
            <text:list-item>
              <text:p text:style-name="P3">Mercurial, bitbucket</text:p>
            </text:list-item>
          </text:list>
        </text:list-item>
        <text:list-item>
          <text:p text:style-name="P3">License: GNU AGPLv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13T20:49:44</meta:creation-date>
    <dc:date>2010-01-13T21:41:27</dc:date>
    <dc:creator>Michael Lissner</dc:creator>
    <meta:editing-duration>PT00H19M49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2" meta:paragraph-count="37" meta:word-count="430" meta:character-count="2433"/>
  </office:meta>
</office:document-meta>
</file>